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TT10" svg:font-family="CMTT10"/>
    <style:font-face style:name="Mangal1" svg:font-family="Mangal"/>
    <style:font-face style:name="OpenSymbol" svg:font-family="OpenSymbol"/>
    <style:font-face style:name="Symbol" svg:font-family="Symbol"/>
    <style:font-face style:name="Wingdings" svg:font-family="Wingdings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line-height="0.499cm" fo:text-align="start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line-height="0.499cm" fo:text-align="start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MTT10" style:font-size-asian="10pt" style:font-style-asian="normal" style:font-weight-asian="normal" style:font-name-complex="CMTT10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master-page-name="">
      <style:paragraph-properties fo:line-height="0.499cm" fo:text-align="start" style:justify-single-word="false" style:page-number="auto"/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 style:list-style-name="L1">
      <style:text-properties fo:font-size="10pt" style:font-size-asian="10pt" style:font-size-complex="10pt"/>
    </style:style>
    <style:style style:name="P8" style:family="paragraph" style:parent-style-name="Standard" style:list-style-name="L1">
      <style:text-properties fo:font-size="15pt" style:font-size-asian="15pt" style:font-size-complex="15pt"/>
    </style:style>
    <style:style style:name="P9" style:family="paragraph" style:parent-style-name="Standard">
      <style:text-properties fo:color="#000000" style:text-underline-style="none"/>
    </style:style>
    <style:style style:name="P10" style:family="paragraph" style:parent-style-name="Standard">
      <style:text-properties fo:color="#000000" fo:font-size="10pt" style:text-underline-style="none" style:font-size-asian="10pt" style:font-size-complex="10pt"/>
    </style:style>
    <style:style style:name="P11" style:family="paragraph" style:parent-style-name="Standard" style:list-style-name="L1">
      <style:text-properties fo:color="#000000" fo:font-size="10pt" style:text-underline-style="none" style:font-size-asian="10pt" style:font-size-complex="10pt"/>
    </style:style>
    <style:style style:name="P12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Arial1" fo:font-size="12pt" style:font-name-asian="Arial1" style:font-size-asian="12pt" style:font-name-complex="Arial1" style:font-size-complex="12pt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color="#0000ff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color="#0000ff"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T7" style:family="text">
      <style:text-properties fo:color="#0000ff" style:font-name="Arial1" fo:font-size="12pt" style:font-name-asian="Arial1" style:font-size-asian="12pt" style:font-name-complex="Arial1" style:font-size-complex="12pt"/>
    </style:style>
    <style:style style:name="T8" style:family="text">
      <style:text-properties style:font-name="Times New Roman" fo:font-size="12pt" style:font-name-asian="Arial1" style:font-size-asian="12pt" style:font-name-complex="Arial1" style:font-size-complex="12pt"/>
    </style:style>
    <style:style style:name="T9" style:family="text">
      <style:text-properties style:font-name="Times New Roman" fo:font-size="10pt" style:font-name-asian="Arial1" style:font-size-asian="10pt" style:font-name-complex="Arial1" style:font-size-complex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HTML Listen und Tabellen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Uebung/05_Listen_Tabellen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Standard"/>
      <text:p text:style-name="Standard"/>
      <text:p text:style-name="P2"><text:s/>1.<text:tab/>Folgende Dateien stehen Ihnen zur Verfügung:</text:p>
      <text:p text:style-name="P2"/>
      <text:p text:style-name="P5"><text:tab/><text:tab/>table.html</text:p>
      <text:p text:style-name="P3"/>
      <text:p text:style-name="P4"><text:tab/>Aufgabe zur Tabelle </text:p>
      <text:p text:style-name="P2"/>
      <text:list xml:id="list4934098922547796261" text:style-name="L1">
        <text:list-item>
          <text:p text:style-name="P7">Ergänzen Sie die Tabelle um die Spalte mit der Ankunftszeit und eine weitere Reihe für die Flugnummer HSA8344. Das fertige Ergebnis sollte dann wie folgt aussehen:</text:p>
          <text:p text:style-name="P7"/>
          <text:p text:style-name="P7"><text:s/><text:tab/><text:tab/><text:span text:style-name="T2">Flugdaten</text:span></text:p>
          <text:p text:style-name="P8"/>
          <text:p text:style-name="P7"><text:span text:style-name="T1">Flugnummer <text:s text:c="2"/><text:tab/>Abflugzeit <text:s/><text:tab/>Ankunftzeit</text:span> </text:p>
          <text:p text:style-name="P7"><text:s/>HSA2843 <text:tab/> 11:20 <text:tab/> <text:tab/>13:10 </text:p>
          <text:p text:style-name="P7"><text:s/>HSA8344 <text:tab/> 15:50 <text:tab/> <text:tab/>17:00 </text:p>
          <text:p text:style-name="P7"><text:s/><text:span text:style-name="T1">Verspätung <text:s/><text:tab/>7 min<text:tab/><text:tab/> 6 min </text:span></text:p>
          <text:p text:style-name="P7"/>
        </text:list-item>
        <text:list-item>
          <text:p text:style-name="P7">Verwenden Sie die HTML Elemente &lt;thead&gt; (green), &lt;tfoot&gt;(red) und <text:s/>&lt;tbody&gt;(blue) <text:s/>um die Tabelle zu strukturieren. <text:s/>Legen Sie eine Externe table_style.css Datei an.</text:p>
          <text:p text:style-name="P7"/>
        </text:list-item>
        <text:list-item>
          <text:p text:style-name="P7">Fügen Sie noch eine Zusammenfasssung "Flugzeiten FlyShy Air von Tübingen nach Hamburg" an. </text:p>
        </text:list-item>
      </text:list>
      <text:p text:style-name="P6"/>
      <text:p text:style-name="P6"/>
      <text:list xml:id="list42263310" text:continue-numbering="true" text:style-name="L1">
        <text:list-item>
          <text:p text:style-name="P7">Ergänzen Sie jetzt diese Übung durch eine Liste von Ankern die jeweils zu den Flugdaten führen wie folgt:</text:p>
          <text:p text:style-name="P7"/>
        </text:list-item>
      </text:list>
      <text:p text:style-name="P6"/>
      <text:p text:style-name="P6"><text:tab/>Fluglinks: </text:p>
      <text:p text:style-name="P6"/>
      <text:list xml:id="list8539556426342244251" text:style-name="L3">
        <text:list-item>
          <text:p text:style-name="P12"><text:span text:style-name="T5">HSA2843</text:span></text:p>
        </text:list-item>
      </text:list>
      <text:p text:style-name="P6"><text:span text:style-name="T4"/></text:p>
      <text:list xml:id="list42278510" text:continue-numbering="true" text:style-name="L3">
        <text:list-item>
          <text:p text:style-name="P12"><text:span text:style-name="T5">HSA8344</text:span></text:p>
        </text:list-item>
      </text:list>
      <text:p text:style-name="Standard"><text:span text:style-name="T6"/></text:p>
      <text:p text:style-name="P9"><text:span text:style-name="T3"><text:tab/></text:span><text:span text:style-name="T9">Diese Liste soll links neben der Tabelle stehen</text:span></text:p>
      <text:p text:style-name="P9"><text:span text:style-name="T9"/></text:p>
      <text:list xml:id="list42256852" text:continue-list="list42263310" text:style-name="L1">
        <text:list-item>
          <text:p text:style-name="P11">Unter dem Inhalt soll ein @Flugdatenerhebung am … stehen.</text:p>
        </text:list-item>
      </text:list>
      <text:p text:style-name="P10"/>
      <text:p text:style-name="P10"><text:tab/>Stylen Sie entsprechend mit c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TT10" svg:font-family="CMTT10"/>
    <style:font-face style:name="Mangal1" svg:font-family="Mangal"/>
    <style:font-face style:name="OpenSymbol" svg:font-family="OpenSymbol"/>
    <style:font-face style:name="Symbol" svg:font-family="Symbol"/>
    <style:font-face style:name="Wingdings" svg:font-family="Wingdings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5-10-11T22:36:27.82</meta:creation-date>
    <dc:date>2015-10-20T22:10:17.87</dc:date>
    <dc:creator>Yvonne Fitzgerald</dc:creator>
    <meta:editing-duration>PT2H8M17S</meta:editing-duration>
    <meta:editing-cycles>10</meta:editing-cycles>
    <meta:generator>OpenOffice/4.1.1$Win32 OpenOffice.org_project/411m6$Build-9775</meta:generator>
    <meta:document-statistic meta:table-count="1" meta:image-count="0" meta:object-count="0" meta:page-count="1" meta:paragraph-count="24" meta:word-count="150" meta:character-count="1035"/>
  </office:meta>
</office:document-meta>
</file>